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F00000131B20FCAA0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DE00000135FEF0DA37.svm" manifest:media-type=""/>
  <manifest:file-entry manifest:full-path="Pictures/20000001000001EF0000012DAD720C7F.svm" manifest:media-type=""/>
  <manifest:file-entry manifest:full-path="Pictures/200000010000018A000000D8A4D10E32.svm" manifest:media-type=""/>
  <manifest:file-entry manifest:full-path="Pictures/200000010000015F000001756AFD9611.svm" manifest:media-type=""/>
  <manifest:file-entry manifest:full-path="Pictures/2000000100000204000001318FF63BAA.svm" manifest:media-type=""/>
  <manifest:file-entry manifest:full-path="Pictures/20000001000001EB0000012D9A5F6456.svm" manifest:media-type=""/>
  <manifest:file-entry manifest:full-path="Pictures/200000010000015F00000135D64FBC2E.svm" manifest:media-type=""/>
  <manifest:file-entry manifest:full-path="Pictures/20000002000004E3000001C0309650A9.eps" manifest:media-type=""/>
  <manifest:file-entry manifest:full-path="Pictures/20000001000001CD00000129C34F72FC.svm" manifest:media-type=""/>
  <manifest:file-entry manifest:full-path="Pictures/2000000100000196000000D88048B7F8.svm" manifest:media-type=""/>
  <manifest:file-entry manifest:full-path="Pictures/10000000000000200000002000309F1C.png" manifest:media-type="image/png"/>
  <manifest:file-entry manifest:full-path="Pictures/200000010000012400000124B71AD160.svm" manifest:media-type=""/>
  <manifest:file-entry manifest:full-path="Pictures/20000001000000D8000000F2F8ADF435.svm" manifest:media-type=""/>
  <manifest:file-entry manifest:full-path="Pictures/2000000100000124000000D8A19DD694.svm" manifest:media-type=""/>
  <manifest:file-entry manifest:full-path="Pictures/20000001000001790000012D35D48ABB.svm" manifest:media-type=""/>
  <manifest:file-entry manifest:full-path="Pictures/200000010000016800000131A798175D.svm" manifest:media-type=""/>
  <manifest:file-entry manifest:full-path="Pictures/200000010000016400000135C081B7AE.svm" manifest:media-type=""/>
  <manifest:file-entry manifest:full-path="Pictures/200000010000034E000000E5D8367438.svm" manifest:media-type=""/>
  <manifest:file-entry manifest:full-path="Pictures/20000001000002690000013145689BC3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1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C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C_1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R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L_{\infty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638cm" svg:height="3.809cm" svg:x="1.182cm" svg:y="0.23cm">
          <draw:image xlink:href="Pictures/20000002000004E3000001C0309650A9.eps" xlink:type="simple" xlink:show="embed" xlink:actuate="onLoad">
            <text:p/>
          </draw:image>
        </draw:frame>
        <draw:frame draw:style-name="gr2" draw:text-style-name="P2" draw:layer="layout" svg:width="0.982cm" svg:height="0.911cm" svg:x="11.773cm" svg:y="0.303cm">
          <draw:text-box>
            <text:p><text:span text:style-name="T1">(</text:span>ا<text:span text:style-name="T1">)</text:span></text:p>
          </draw:text-box>
        </draw:frame>
        <draw:frame draw:style-name="gr3" draw:text-style-name="P2" draw:layer="layout" svg:width="0.731cm" svg:height="0.911cm" svg:x="7.542cm" svg:y="2.48cm">
          <draw:text-box>
            <text:p><text:span text:style-name="T1">+</text:span></text:p>
          </draw:text-box>
        </draw:frame>
        <draw:frame draw:style-name="gr3" draw:text-style-name="P2" draw:layer="layout" svg:width="0.731cm" svg:height="0.911cm" svg:x="7.565cm" svg:y="3.176cm">
          <draw:text-box>
            <text:p><text:span text:style-name="T1">-</text:span></text:p>
          </draw:text-box>
        </draw:frame>
        <draw:frame draw:style-name="gr2" draw:text-style-name="P2" draw:layer="layout" svg:width="1.286cm" svg:height="0.911cm" svg:x="0.155cm" svg:y="0.282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1.286cm" svg:height="0.911cm" svg:x="0.155cm" svg:y="2.416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3" draw:text-style-name="P2" draw:layer="layout" svg:width="0.731cm" svg:height="0.911cm" svg:x="3.939cm" svg:y="2.262cm">
          <draw:text-box>
            <text:p><text:span text:style-name="T1">+</text:span></text:p>
          </draw:text-box>
        </draw:frame>
        <draw:frame draw:style-name="gr3" draw:text-style-name="P2" draw:layer="layout" svg:width="0.731cm" svg:height="0.911cm" svg:x="5.01cm" svg:y="2.262cm">
          <draw:text-box>
            <text:p><text:span text:style-name="T1">-</text:span></text:p>
          </draw:text-box>
        </draw:frame>
        <draw:line draw:style-name="gr4" draw:text-style-name="P1" draw:layer="layout" svg:x1="3.888cm" svg:y1="3.086cm" svg:x2="3.888cm" svg:y2="3.582cm">
          <text:p/>
        </draw:line>
        <draw:line draw:style-name="gr4" draw:text-style-name="P1" draw:layer="layout" svg:x1="4.616cm" svg:y1="2.43cm" svg:x2="5.112cm" svg:y2="2.43cm">
          <text:p/>
        </draw:line>
        <draw:frame draw:style-name="gr5" draw:text-style-name="P1" draw:layer="layout" svg:width="0.739cm" svg:height="0.365cm" svg:x="9.958cm" svg:y="0.298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42cm" svg:height="0.37cm" svg:x="9.14cm" svg:y="1.325cm">
          <draw:image xlink:href="Pictures/200000010000015F00000135D64FBC2E.svm" xlink:type="simple" xlink:show="embed" xlink:actuate="onLoad">
            <text:p/>
          </draw:image>
        </draw:frame>
        <draw:frame draw:style-name="gr7" draw:text-style-name="P1" draw:layer="layout" svg:width="0.42cm" svg:height="0.365cm" svg:x="9.264cm" svg:y="3.322cm">
          <draw:image xlink:href="Pictures/200000010000015F00000131B20FCAA0.svm" xlink:type="simple" xlink:show="embed" xlink:actuate="onLoad">
            <text:p/>
          </draw:image>
        </draw:frame>
        <draw:frame draw:style-name="gr8" draw:text-style-name="P1" draw:layer="layout" svg:width="0.446cm" svg:height="0.355cm" svg:x="9.262cm" svg:y="2.307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456cm" svg:height="0.355cm" svg:x="9.262cm" svg:y="0.899cm">
          <draw:image xlink:href="Pictures/200000010000017D00000129E242AB27.svm" xlink:type="simple" xlink:show="embed" xlink:actuate="onLoad">
            <text:p/>
          </draw:image>
        </draw:frame>
        <draw:frame draw:style-name="gr10" draw:text-style-name="P1" draw:layer="layout" svg:width="0.451cm" svg:height="0.36cm" svg:x="10.03cm" svg:y="2.304cm">
          <draw:image xlink:href="Pictures/20000001000001790000012D35D48ABB.svm" xlink:type="simple" xlink:show="embed" xlink:actuate="onLoad">
            <text:p/>
          </draw:image>
        </draw:frame>
        <draw:frame draw:style-name="gr11" draw:text-style-name="P1" draw:layer="layout" svg:width="0.426cm" svg:height="0.37cm" svg:x="11.186cm" svg:y="2.299cm">
          <draw:image xlink:href="Pictures/200000010000016400000135C081B7AE.svm" xlink:type="simple" xlink:show="embed" xlink:actuate="onLoad">
            <text:p/>
          </draw:image>
        </draw:frame>
        <draw:frame draw:style-name="gr12" draw:text-style-name="P1" draw:layer="layout" svg:width="0.431cm" svg:height="0.365cm" svg:x="11.139cm" svg:y="3.322cm">
          <draw:image xlink:href="Pictures/200000010000016800000131A798175D.svm" xlink:type="simple" xlink:show="embed" xlink:actuate="onLoad">
            <text:p/>
          </draw:image>
        </draw:frame>
        <draw:frame draw:style-name="gr13" draw:text-style-name="P1" draw:layer="layout" svg:width="0.258cm" svg:height="0.289cm" svg:x="10.405cm" svg:y="3.421cm">
          <draw:image xlink:href="Pictures/20000001000000D8000000F2F8ADF435.svm" xlink:type="simple" xlink:show="embed" xlink:actuate="onLoad">
            <text:p/>
          </draw:image>
        </draw:frame>
        <draw:frame draw:style-name="gr13" draw:text-style-name="P1" draw:layer="layout" svg:width="0.258cm" svg:height="0.289cm" svg:x="7.671cm" svg:y="0.53cm">
          <draw:image xlink:href="Pictures/20000001000000D8000000F2F8ADF435.svm" xlink:type="simple" xlink:show="embed" xlink:actuate="onLoad">
            <text:p/>
          </draw:image>
        </draw:frame>
        <draw:frame draw:style-name="gr14" draw:text-style-name="P1" draw:layer="layout" svg:width="1.014cm" svg:height="0.274cm" svg:x="5.356cm" svg:y="1.228cm">
          <draw:image xlink:href="Pictures/200000010000034E000000E5D8367438.svm" xlink:type="simple" xlink:show="embed" xlink:actuate="onLoad">
            <text:p/>
          </draw:image>
        </draw:frame>
        <draw:frame draw:style-name="gr15" draw:text-style-name="P1" draw:layer="layout" svg:width="0.618cm" svg:height="0.365cm" svg:x="4.187cm" svg:y="1.228cm">
          <draw:image xlink:href="Pictures/2000000100000204000001318FF63BAA.svm" xlink:type="simple" xlink:show="embed" xlink:actuate="onLoad">
            <text:p/>
          </draw:image>
        </draw:frame>
        <draw:frame draw:style-name="gr16" draw:text-style-name="P1" draw:layer="layout" svg:width="0.572cm" svg:height="0.37cm" svg:x="3.243cm" svg:y="1.239cm">
          <draw:image xlink:href="Pictures/20000001000001DE00000135FEF0DA37.svm" xlink:type="simple" xlink:show="embed" xlink:actuate="onLoad">
            <text:p/>
          </draw:image>
        </draw:frame>
        <draw:frame draw:style-name="gr17" draw:text-style-name="P1" draw:layer="layout" svg:width="0.472cm" svg:height="0.258cm" svg:x="2.338cm" svg:y="1.305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456cm" svg:height="0.355cm" svg:x="1.593cm" svg:y="1.272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446cm" svg:height="0.355cm" svg:x="0.747cm" svg:y="1.272cm">
          <draw:image xlink:href="Pictures/2000000100000175000001295D7A3A32.svm" xlink:type="simple" xlink:show="embed" xlink:actuate="onLoad">
            <text:p/>
          </draw:image>
        </draw:frame>
        <draw:frame draw:style-name="gr18" draw:text-style-name="P1" draw:layer="layout" svg:width="0.406cm" svg:height="0.253cm" svg:x="4.621cm" svg:y="2.57cm">
          <draw:image xlink:href="Pictures/2000000100000153000000D433F21394.svm" xlink:type="simple" xlink:show="embed" xlink:actuate="onLoad">
            <text:p/>
          </draw:image>
        </draw:frame>
        <draw:frame draw:style-name="gr19" draw:text-style-name="P1" draw:layer="layout" svg:width="0.349cm" svg:height="0.349cm" svg:x="4.632cm" svg:y="1.94cm">
          <draw:image xlink:href="Pictures/200000010000012400000124B71AD160.svm" xlink:type="simple" xlink:show="embed" xlink:actuate="onLoad">
            <text:p/>
          </draw:image>
        </draw:frame>
        <draw:frame draw:style-name="gr13" draw:text-style-name="P1" draw:layer="layout" svg:width="0.258cm" svg:height="0.289cm" svg:x="4.651cm" svg:y="3.07cm">
          <draw:image xlink:href="Pictures/20000001000000D8000000F2F8ADF435.svm" xlink:type="simple" xlink:show="embed" xlink:actuate="onLoad">
            <text:p/>
          </draw:image>
        </draw:frame>
        <draw:frame draw:style-name="gr20" draw:text-style-name="P1" draw:layer="layout" svg:width="0.349cm" svg:height="0.258cm" svg:x="3.01cm" svg:y="2.666cm">
          <draw:image xlink:href="Pictures/2000000100000124000000D8A19DD694.svm" xlink:type="simple" xlink:show="embed" xlink:actuate="onLoad">
            <text:p/>
          </draw:image>
        </draw:frame>
        <draw:frame draw:style-name="gr14" draw:text-style-name="P1" draw:layer="layout" svg:width="1.014cm" svg:height="0.274cm" svg:x="1.383cm" svg:y="3.156cm">
          <draw:image xlink:href="Pictures/200000010000034E000000E5D8367438.svm" xlink:type="simple" xlink:show="embed" xlink:actuate="onLoad">
            <text:p/>
          </draw:image>
        </draw:frame>
        <draw:frame draw:style-name="gr21" draw:text-style-name="P1" draw:layer="layout" svg:width="0.552cm" svg:height="0.355cm" svg:x="4.018cm" svg:y="3.226cm">
          <draw:image xlink:href="Pictures/20000001000001CD00000129C34F72FC.svm" xlink:type="simple" xlink:show="embed" xlink:actuate="onLoad">
            <text:p/>
          </draw:image>
        </draw:frame>
        <draw:frame draw:style-name="gr22" draw:text-style-name="P1" draw:layer="layout" svg:width="0.42cm" svg:height="0.446cm" svg:x="5.203cm" svg:y="3.145cm">
          <draw:image xlink:href="Pictures/200000010000015F000001756AFD9611.svm" xlink:type="simple" xlink:show="embed" xlink:actuate="onLoad">
            <text:p/>
          </draw:image>
        </draw:frame>
        <draw:frame draw:style-name="gr23" draw:text-style-name="P1" draw:layer="layout" svg:width="0.593cm" svg:height="0.36cm" svg:x="6.798cm" svg:y="3.117cm">
          <draw:image xlink:href="Pictures/20000001000001EF0000012DAD720C7F.svm" xlink:type="simple" xlink:show="embed" xlink:actuate="onLoad">
            <text:p/>
          </draw:image>
        </draw:frame>
        <draw:frame draw:style-name="gr24" draw:text-style-name="P1" draw:layer="layout" svg:width="0.486cm" svg:height="0.258cm" svg:x="7.672cm" svg:y="3.184cm">
          <draw:image xlink:href="Pictures/2000000100000196000000D88048B7F8.svm" xlink:type="simple" xlink:show="embed" xlink:actuate="onLoad">
            <text:p/>
          </draw:image>
        </draw:frame>
        <draw:frame draw:style-name="gr12" draw:text-style-name="P1" draw:layer="layout" svg:width="0.431cm" svg:height="0.365cm" svg:x="2.989cm" svg:y="3.148cm">
          <draw:image xlink:href="Pictures/200000010000016800000131A798175D.svm" xlink:type="simple" xlink:show="embed" xlink:actuate="onLoad">
            <text:p/>
          </draw:image>
        </draw:frame>
        <draw:frame draw:style-name="gr25" draw:text-style-name="P1" draw:layer="layout" svg:width="0.588cm" svg:height="0.36cm" svg:x="10.732cm" svg:y="1.001cm">
          <draw:image xlink:href="Pictures/20000001000001EB0000012D9A5F6456.svm" xlink:type="simple" xlink:show="embed" xlink:actuate="onLoad">
            <text:p/>
          </draw:image>
        </draw:frame>
        <draw:frame draw:style-name="gr12" draw:text-style-name="P1" draw:layer="layout" svg:width="0.431cm" svg:height="0.365cm" svg:x="6.767cm" svg:y="1.295cm">
          <draw:image xlink:href="Pictures/200000010000016800000131A798175D.svm" xlink:type="simple" xlink:show="embed" xlink:actuate="onLoad">
            <text:p/>
          </draw:image>
        </draw:frame>
        <draw:frame draw:style-name="gr7" draw:text-style-name="P1" draw:layer="layout" svg:width="0.42cm" svg:height="0.365cm" svg:x="7.632cm" svg:y="1.295cm">
          <draw:image xlink:href="Pictures/200000010000015F00000131B20FCAA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1-23T16:10:11</meta:creation-date>
    <meta:editing-duration>PT55M23S</meta:editing-duration>
    <meta:editing-cycles>13</meta:editing-cycles>
    <meta:generator>LibreOffice/3.3$Linux LibreOffice_project/330m19$Build-401</meta:generator>
    <dc:title>kkkFigures</dc:title>
    <meta:initial-creator>kkk </meta:initial-creator>
    <dc:date>2014-10-07T10:53:59</dc:date>
    <dc:creator>kkk </dc:creator>
    <meta:document-statistic meta:object-count="39"/>
    <meta:template xlink:type="simple" xlink:actuate="onRequest" xlink:title="kkkFigures" xlink:href="../../../../.libreoffice/3/user/template/kkkFigures.otg" meta:date="2014-01-23T16:10:09"/>
  </office:meta>
</office:document-meta>
</file>